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unregistered user is not able to log in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In "Username" field enter the one that is not<text:s/></text:p>
            <text:p>previously registered (check the db)</text:p>
          </table:table-cell>
          <table:table-cell office:value-type="string" table:style-name="ce3">
            <text:p>The "User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Enter random password in "Password" field</text:p>
          </table:table-cell>
          <table:table-cell office:value-type="string" table:style-name="ce3">
            <text:p>Passwor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Click on "Log in" button</text:p>
          </table:table-cell>
          <table:table-cell office:value-type="string" table:style-name="ce4">
            <text:p>Username and Password fields are red and there<text:s/></text:p>
            <text:p>is validation message displayed "Invalid username or password", also the following options are given to users - to reset the<text:s/></text:p>
            <text:p>password if forgotten and to register if not<text:s/></text:p>
            <text:p>registered.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02:45Z</meta:creation-date>
    <dc:date>2022-07-01T08:36:26Z</dc:date>
  </office:meta>
</office:document-meta>
</file>